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HeitiSC-Light" svg:font-family="STHeitiSC-Light"/>
    <style:font-face style:name="宋体" svg:font-family="宋体"/>
    <style:font-face style:name="F" svg:font-family="" style:font-family-generic="roman"/>
    <style:font-face style:name="F1" svg:font-family="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2.699cm"/>
    </style:style>
    <style:style style:name="co3" style:family="table-column">
      <style:table-column-properties fo:break-before="auto" style:column-width="5.10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958cm"/>
    </style:style>
    <style:style style:name="co6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2.316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135cm"/>
    </style:style>
    <style:style style:name="co11" style:family="table-column">
      <style:table-column-properties fo:break-before="auto" style:column-width="2.09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2.328cm" fo:break-before="auto" style:use-optimal-row-height="false"/>
    </style:style>
    <style:style style:name="ro3" style:family="table-row">
      <style:table-row-properties style:row-height="2.17cm" fo:break-before="auto" style:use-optimal-row-height="false"/>
    </style:style>
    <style:style style:name="ro4" style:family="table-row">
      <style:table-row-properties style:row-height="0.651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软雅黑" fo:font-size="9pt" fo:font-style="normal" fo:text-shadow="none" style:text-underline-style="none" fo:font-weight="bold" style:font-name-asian="微软雅黑" style:font-size-asian="9pt" style:font-style-asian="normal" style:font-weight-asian="bold" style:font-name-complex="微软雅黑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cc00"/>
    </style:style>
    <style:style style:name="ce5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软雅黑" fo:font-size="9pt" fo:font-style="normal" fo:text-shadow="none" style:text-underline-style="none" fo:font-weight="bold" style:font-name-asian="微软雅黑" style:font-size-asian="9pt" style:font-style-asian="normal" style:font-weight-asian="bold" style:font-name-complex="微软雅黑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软雅黑" fo:font-size="9pt" fo:font-style="normal" fo:text-shadow="none" style:text-underline-style="none" fo:font-weight="bold" style:font-name-asian="微软雅黑" style:font-size-asian="9pt" style:font-style-asian="normal" style:font-weight-asian="bold" style:font-name-complex="微软雅黑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fo:color="#66cc00"/>
    </style:style>
    <style:style style:name="ce21" style:family="table-cell" style:parent-style-name="Default">
      <style:table-cell-properties fo:background-color="#ffff00" style:text-align-source="fix" style:repeat-content="false" fo:padding="0.071cm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3" style:family="table-cell" style:parent-style-name="Default">
      <style:table-cell-properties fo:background-color="#ffff66" style:text-align-source="fix" style:repeat-content="false" fo:padding="0.071cm"/>
      <style:paragraph-properties fo:text-align="center" fo:margin-left="0cm"/>
    </style:style>
    <style:style style:name="ce24" style:family="table-cell" style:parent-style-name="Default">
      <style:table-cell-properties fo:background-color="#ff6600" style:text-align-source="fix" style:repeat-content="false" fo:padding="0.071cm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6" style:family="table-cell" style:parent-style-name="Default">
      <style:table-cell-properties fo:background-color="transparent" fo:padding="0.071cm"/>
    </style:style>
    <style:style style:name="ce27" style:family="table-cell" style:parent-style-name="Default">
      <style:table-cell-properties fo:padding="0.071cm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29" style:family="table-cell" style:parent-style-name="Default">
      <style:table-cell-properties fo:background-color="#ffff00" style:text-align-source="fix" style:repeat-content="false" fo:padding="0.071cm"/>
      <style:paragraph-properties fo:text-align="center" fo:margin-left="0cm"/>
      <style:text-properties style:font-name="宋体" style:font-name-asian="宋体" style:font-name-complex="宋体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软雅黑" fo:font-size="9pt" fo:font-style="normal" fo:text-shadow="none" style:text-underline-style="none" fo:font-weight="bold" style:font-name-asian="微软雅黑" style:font-size-asian="9pt" style:font-style-asian="normal" style:font-weight-asian="bold" style:font-name-complex="微软雅黑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dddddd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36" style:family="table-cell" style:parent-style-name="Default">
      <style:table-cell-properties fo:background-color="#dddddd" style:text-align-source="fix" style:repeat-content="false" fo:padding="0.071cm"/>
      <style:paragraph-properties fo:text-align="center" fo:margin-left="0cm"/>
      <style:text-properties fo:color="#808080" style:text-outline="false" style:text-line-through-style="none" style:text-line-through-type="none" style:font-name="微软雅黑" fo:font-size="9pt" fo:font-style="normal" fo:text-shadow="none" style:text-underline-style="none" fo:font-weight="normal" style:font-name-asian="微软雅黑" style:font-size-asian="9pt" style:font-style-asian="normal" style:font-weight-asian="normal" style:font-name-complex="微软雅黑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cc00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T1" style:family="text">
      <style:text-properties style:font-name="ArialMT" fo:font-size="12pt" style:text-outline="false" style:letter-kerning="false" fo:letter-spacing="normal" style:font-name-asian="ArialMT" style:font-name-complex="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6"/>
        <table:table-column table:style-name="co3" table:number-columns-repeated="2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38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列名称</text:p>
          </table:table-cell>
          <table:table-cell table:style-name="ce13" office:value-type="string" calcext:value-type="string">
            <text:p>UnitId</text:p>
          </table:table-cell>
          <table:table-cell table:style-name="ce17" office:value-type="string" calcext:value-type="string">
            <text:p>区域名称</text:p>
          </table:table-cell>
          <table:table-cell table:style-name="ce17" office:value-type="string" calcext:value-type="string">
            <text:p>区域类型</text:p>
          </table:table-cell>
          <table:table-cell table:style-name="ce17" office:value-type="string" calcext:value-type="string">
            <text:p>位置序号</text:p>
          </table:table-cell>
          <table:table-cell table:style-name="ce17" office:value-type="string" calcext:value-type="string">
            <text:p>位置大区编号</text:p>
          </table:table-cell>
          <table:table-cell table:style-name="ce17" office:value-type="string" calcext:value-type="string">
            <text:p>起点_x坐标</text:p>
          </table:table-cell>
          <table:table-cell table:style-name="ce17" office:value-type="string" calcext:value-type="string">
            <text:p>起点_y坐标</text:p>
          </table:table-cell>
          <table:table-cell table:style-name="ce17" office:value-type="string" calcext:value-type="string">
            <text:p>终点_x坐标</text:p>
          </table:table-cell>
          <table:table-cell table:style-name="ce17" office:value-type="string" calcext:value-type="string">
            <text:p>终点_y坐标</text:p>
          </table:table-cell>
          <table:table-cell table:style-name="ce17" office:value-type="string" calcext:value-type="string">
            <text:p>机构名称</text:p>
          </table:table-cell>
          <table:table-cell table:style-name="ce34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列说明1</text:p>
          </table:table-cell>
          <table:table-cell table:style-name="ce14" office:value-type="string" calcext:value-type="string">
            <text:p>唯一ID，更新时标识</text:p>
          </table:table-cell>
          <table:table-cell table:style-name="ce18" office:value-type="string" calcext:value-type="string">
            <text:p>可能是房间号，部门名称，窗口号，或者电梯、广场、区域的名称</text:p>
          </table:table-cell>
          <table:table-cell table:style-name="ce18" office:value-type="string" calcext:value-type="string">
            <text:p>可能值有：0=区域，1=机构，2=房间号，3=窗口号</text:p>
          </table:table-cell>
          <table:table-cell table:style-name="ce18" office:value-type="string" calcext:value-type="string">
            <text:p>（从0开始，依次+1）</text:p>
          </table:table-cell>
          <table:table-cell table:style-name="ce18" office:value-type="string" calcext:value-type="string">
            <text:p>实际上就是图片编号，例如崇明的一层图我们这里编号为L1</text:p>
          </table:table-cell>
          <table:table-cell table:number-columns-repeated="4" table:style-name="ce18" office:value-type="string" calcext:value-type="string">
            <text:p>不为空</text:p>
          </table:table-cell>
          <table:table-cell table:style-name="ce18" office:value-type="string" calcext:value-type="string">
            <text:p>关联机构名称</text:p>
          </table:table-cell>
          <table:table-cell table:style-name="ce35"/>
          <table:table-cell table:style-name="ce18" table:number-columns-repeated="1012"/>
        </table:table-row>
        <table:table-row table:style-name="ro3">
          <table:table-cell table:style-name="ce3" office:value-type="string" calcext:value-type="string">
            <text:p>列说明2</text:p>
          </table:table-cell>
          <table:table-cell table:style-name="ce15"/>
          <table:table-cell table:style-name="ce19" office:value-type="string" calcext:value-type="string" table:number-columns-spanned="3" table:number-rows-spanned="1">
            <text:p>“名称+类型+位置序号”两个字段为唯一值</text:p>
          </table:table-cell>
          <table:covered-table-cell table:number-columns-repeated="2" table:style-name="ce28"/>
          <table:table-cell table:style-name="ce28"/>
          <table:table-cell table:style-name="ce30" office:value-type="string" calcext:value-type="string" table:number-columns-spanned="4" table:number-rows-spanned="1">
            <text:p>唯一确定一个区域</text:p>
          </table:table-cell>
          <table:covered-table-cell table:number-columns-repeated="3" table:style-name="ce31"/>
          <table:table-cell table:style-name="ce33"/>
          <table:table-cell table:style-name="ce36"/>
          <table:table-cell table:style-name="ce33"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a_id</text:p>
          </table:table-cell>
          <table:table-cell table:style-name="ce20" office:value-type="string" calcext:value-type="string">
            <text:p>a_name</text:p>
          </table:table-cell>
          <table:table-cell table:style-name="ce20" office:value-type="string" calcext:value-type="string">
            <text:p>a_type</text:p>
          </table:table-cell>
          <table:table-cell table:style-name="ce20" office:value-type="string" calcext:value-type="string">
            <text:p>a_number</text:p>
          </table:table-cell>
          <table:table-cell table:style-name="ce20" office:value-type="string" calcext:value-type="string">
            <text:p>a_floor</text:p>
          </table:table-cell>
          <table:table-cell table:style-name="ce20" office:value-type="string" calcext:value-type="string">
            <text:p>a_originX</text:p>
          </table:table-cell>
          <table:table-cell table:style-name="ce20" office:value-type="string" calcext:value-type="string">
            <text:p>a_originY</text:p>
          </table:table-cell>
          <table:table-cell table:style-name="ce20" office:value-type="string" calcext:value-type="string">
            <text:p>a_endX</text:p>
          </table:table-cell>
          <table:table-cell table:style-name="ce20" office:value-type="string" calcext:value-type="string">
            <text:p>a_endY</text:p>
          </table:table-cell>
          <table:table-cell table:style-name="ce20" office:value-type="string" calcext:value-type="string">
            <text:p>a_<text:span text:style-name="T1">organization</text:span></text:p>
          </table:table-cell>
          <table:table-cell table:style-name="ce37" office:value-type="string" calcext:value-type="string">
            <text:p>a_info</text:p>
          </table:table-cell>
          <table:table-cell table:style-name="ce37" table:number-columns-repeated="1012"/>
        </table:table-row>
        <table:table-row table:style-name="ro5"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总工会</text:p>
          </table:table-cell>
          <table:table-cell table:style-name="ce2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总工会</text:p>
          </table:table-cell>
          <table:table-cell/>
          <table:table-cell table:style-name="ce42" table:number-columns-repeated="1012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1308" calcext:value-type="float">
            <text:p>1308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1351" calcext:value-type="float">
            <text:p>1351</text:p>
          </table:table-cell>
          <table:table-cell table:style-name="ce22" office:value-type="string" calcext:value-type="string">
            <text:p>总工会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1262" calcext:value-type="float">
            <text:p>1262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1302" calcext:value-type="float">
            <text:p>1302</text:p>
          </table:table-cell>
          <table:table-cell table:style-name="ce22" office:value-type="string" calcext:value-type="string">
            <text:p>总工会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1214" calcext:value-type="float">
            <text:p>1214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1255" calcext:value-type="float">
            <text:p>1255</text:p>
          </table:table-cell>
          <table:table-cell table:style-name="ce22" office:value-type="string" calcext:value-type="string">
            <text:p>总工会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8" office:value-type="float" office:value="5" calcext:value-type="float">
            <text:p>5</text:p>
          </table:table-cell>
          <table:table-cell table:style-name="ce21" office:value-type="string" calcext:value-type="string">
            <text:p>档案馆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档案馆</text:p>
          </table:table-cell>
          <table:table-cell/>
          <table:table-cell table:style-name="ce42" table:number-columns-repeated="1012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1168" calcext:value-type="float">
            <text:p>1168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1207" calcext:value-type="float">
            <text:p>1207</text:p>
          </table:table-cell>
          <table:table-cell table:style-name="ce22" office:value-type="string" calcext:value-type="string">
            <text:p>档案馆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1122" calcext:value-type="float">
            <text:p>1122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1161" calcext:value-type="float">
            <text:p>1161</text:p>
          </table:table-cell>
          <table:table-cell table:style-name="ce22" office:value-type="string" calcext:value-type="string">
            <text:p>档案馆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8" office:value-type="float" office:value="8" calcext:value-type="float">
            <text:p>8</text:p>
          </table:table-cell>
          <table:table-cell table:style-name="ce21" office:value-type="string" calcext:value-type="string">
            <text:p>劳动能力鉴定中心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劳动能力鉴定中心</text:p>
          </table:table-cell>
          <table:table-cell/>
          <table:table-cell table:style-name="ce42" table:number-columns-repeated="1012"/>
        </table:table-row>
        <table:table-row table:style-name="ro5">
          <table:table-cell table:style-name="ce7"/>
          <table:table-cell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32" office:value-type="float" office:value="1026" calcext:value-type="float">
            <text:p>1026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1068" calcext:value-type="float">
            <text:p>1068</text:p>
          </table:table-cell>
          <table:table-cell table:style-name="ce22" office:value-type="string" calcext:value-type="string">
            <text:p>劳动能力鉴定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984" calcext:value-type="float">
            <text:p>984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1021" calcext:value-type="float">
            <text:p>1021</text:p>
          </table:table-cell>
          <table:table-cell table:style-name="ce22" office:value-type="string" calcext:value-type="string">
            <text:p>劳动能力鉴定中心</text:p>
          </table:table-cell>
          <table:table-cell table:number-columns-repeated="1013"/>
        </table:table-row>
        <table:table-row table:style-name="ro5">
          <table:table-cell table:style-name="ce7"/>
          <table:table-cell office:value-type="float" office:value="11" calcext:value-type="float">
            <text:p>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936" calcext:value-type="float">
            <text:p>936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977" calcext:value-type="float">
            <text:p>977</text:p>
          </table:table-cell>
          <table:table-cell table:style-name="ce22" office:value-type="string" calcext:value-type="string">
            <text:p>劳动能力鉴定中心</text:p>
          </table:table-cell>
          <table:table-cell table:number-columns-repeated="1013"/>
        </table:table-row>
        <table:table-row table:style-name="ro5">
          <table:table-cell table:style-name="ce7"/>
          <table:table-cell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889" calcext:value-type="float">
            <text:p>889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929" calcext:value-type="float">
            <text:p>929</text:p>
          </table:table-cell>
          <table:table-cell table:style-name="ce22" office:value-type="string" calcext:value-type="string">
            <text:p>劳动能力鉴定中心</text:p>
          </table:table-cell>
          <table:table-cell table:number-columns-repeated="1013"/>
        </table:table-row>
        <table:table-row table:style-name="ro5">
          <table:table-cell table:style-name="ce7"/>
          <table:table-cell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842" calcext:value-type="float">
            <text:p>842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883" calcext:value-type="float">
            <text:p>883</text:p>
          </table:table-cell>
          <table:table-cell table:style-name="ce22" office:value-type="string" calcext:value-type="string">
            <text:p>劳动能力鉴定中心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21" office:value-type="string" calcext:value-type="string">
            <text:p>农保中心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农保中心</text:p>
          </table:table-cell>
          <table:table-cell/>
          <table:table-cell table:style-name="ce42" table:number-columns-repeated="1012"/>
        </table:table-row>
        <table:table-row table:style-name="ro5">
          <table:table-cell table:style-name="ce7"/>
          <table:table-cell office:value-type="float" office:value="15" calcext:value-type="float">
            <text:p>1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704" calcext:value-type="float">
            <text:p>704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744" calcext:value-type="float">
            <text:p>744</text:p>
          </table:table-cell>
          <table:table-cell table:style-name="ce22" office:value-type="string" calcext:value-type="string">
            <text:p>农保中心</text:p>
          </table:table-cell>
          <table:table-cell table:number-columns-repeated="1013"/>
        </table:table-row>
        <table:table-row table:style-name="ro5">
          <table:table-cell table:style-name="ce7"/>
          <table:table-cell office:value-type="float" office:value="16" calcext:value-type="float">
            <text:p>1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656" calcext:value-type="float">
            <text:p>656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696" calcext:value-type="float">
            <text:p>696</text:p>
          </table:table-cell>
          <table:table-cell table:style-name="ce22" office:value-type="string" calcext:value-type="string">
            <text:p>农保中心</text:p>
          </table:table-cell>
          <table:table-cell table:number-columns-repeated="1013"/>
        </table:table-row>
        <table:table-row table:style-name="ro5">
          <table:table-cell table:style-name="ce7"/>
          <table:table-cell office:value-type="float" office:value="17" calcext:value-type="float">
            <text:p>1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608" calcext:value-type="float">
            <text:p>608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office:value-type="string" calcext:value-type="string">
            <text:p>农保中心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21" office:value-type="string" calcext:value-type="string">
            <text:p>社保卡补换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社保卡补换</text:p>
          </table:table-cell>
          <table:table-cell/>
          <table:table-cell table:style-name="ce42" table:number-columns-repeated="1012"/>
        </table:table-row>
        <table:table-row table:style-name="ro5">
          <table:table-cell table:style-name="ce7"/>
          <table:table-cell office:value-type="float" office:value="19" calcext:value-type="float">
            <text:p>1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564" calcext:value-type="float">
            <text:p>564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604" calcext:value-type="float">
            <text:p>604</text:p>
          </table:table-cell>
          <table:table-cell table:style-name="ce22" office:value-type="string" calcext:value-type="string">
            <text:p>社保卡补换</text:p>
          </table:table-cell>
          <table:table-cell table:number-columns-repeated="1013"/>
        </table:table-row>
        <table:table-row table:style-name="ro5">
          <table:table-cell table:style-name="ce7"/>
          <table:table-cell office:value-type="float" office:value="20" calcext:value-type="float">
            <text:p>2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518" calcext:value-type="float">
            <text:p>518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557" calcext:value-type="float">
            <text:p>557</text:p>
          </table:table-cell>
          <table:table-cell table:style-name="ce22" office:value-type="string" calcext:value-type="string">
            <text:p>社保卡补换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8" office:value-type="float" office:value="21" calcext:value-type="float">
            <text:p>21</text:p>
          </table:table-cell>
          <table:table-cell table:style-name="ce21" office:value-type="string" calcext:value-type="string">
            <text:p>科委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科委</text:p>
          </table:table-cell>
          <table:table-cell/>
          <table:table-cell table:style-name="ce42" table:number-columns-repeated="1012"/>
        </table:table-row>
        <table:table-row table:style-name="ro5">
          <table:table-cell table:style-name="ce7"/>
          <table:table-cell office:value-type="float" office:value="22" calcext:value-type="float">
            <text:p>2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469" calcext:value-type="float">
            <text:p>469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510" calcext:value-type="float">
            <text:p>510</text:p>
          </table:table-cell>
          <table:table-cell table:style-name="ce22" office:value-type="string" calcext:value-type="string">
            <text:p>科委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8" office:value-type="float" office:value="23" calcext:value-type="float">
            <text:p>23</text:p>
          </table:table-cell>
          <table:table-cell table:style-name="ce21" office:value-type="string" calcext:value-type="string">
            <text:p>外地劳动力管理所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外地劳动力管理所</text:p>
          </table:table-cell>
          <table:table-cell/>
          <table:table-cell table:style-name="ce42" table:number-columns-repeated="1012"/>
        </table:table-row>
        <table:table-row table:style-name="ro5">
          <table:table-cell table:style-name="ce7"/>
          <table:table-cell office:value-type="float" office:value="24" calcext:value-type="float">
            <text:p>2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435" calcext:value-type="float">
            <text:p>2435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2480" calcext:value-type="float">
            <text:p>2480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外地劳动力管理所</text:p>
          </table:table-cell>
          <table:table-cell table:number-columns-repeated="1013"/>
        </table:table-row>
        <table:table-row table:style-name="ro5">
          <table:table-cell table:style-name="ce7"/>
          <table:table-cell office:value-type="float" office:value="25" calcext:value-type="float">
            <text:p>25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382" calcext:value-type="float">
            <text:p>2382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2425" calcext:value-type="float">
            <text:p>2425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外地劳动力管理所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26" calcext:value-type="float">
            <text:p>26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328" calcext:value-type="float">
            <text:p>2328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2372" calcext:value-type="float">
            <text:p>2372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外地劳动力管理所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27" calcext:value-type="float">
            <text:p>27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275" calcext:value-type="float">
            <text:p>2275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2318" calcext:value-type="float">
            <text:p>2318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外地劳动力管理所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28" calcext:value-type="float">
            <text:p>2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220" calcext:value-type="float">
            <text:p>2220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2265" calcext:value-type="float">
            <text:p>2265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外地劳动力管理所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8" office:value-type="float" office:value="29" calcext:value-type="float">
            <text:p>29</text:p>
          </table:table-cell>
          <table:table-cell table:style-name="ce21" office:value-type="string" calcext:value-type="string">
            <text:p>人才服务中心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style-name="ce21" table:number-columns-repeated="4"/>
          <table:table-cell table:style-name="ce21" office:value-type="string" calcext:value-type="string">
            <text:p>人才服务中心</text:p>
          </table:table-cell>
          <table:table-cell/>
          <table:table-cell table:style-name="ce43" table:number-columns-repeated="1012"/>
        </table:table-row>
        <table:table-row table:style-name="ro5">
          <table:table-cell table:style-name="ce7"/>
          <table:table-cell office:value-type="float" office:value="30" calcext:value-type="float">
            <text:p>30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167" calcext:value-type="float">
            <text:p>2167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2210" calcext:value-type="float">
            <text:p>2210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人才服务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31" calcext:value-type="float">
            <text:p>3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112" calcext:value-type="float">
            <text:p>2112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2157" calcext:value-type="float">
            <text:p>2157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人才服务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32" calcext:value-type="float">
            <text:p>32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058" calcext:value-type="float">
            <text:p>2058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2102" calcext:value-type="float">
            <text:p>2102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人才服务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33" calcext:value-type="float">
            <text:p>3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人才服务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34" calcext:value-type="float">
            <text:p>34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950" calcext:value-type="float">
            <text:p>1950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人才服务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8"/>
          <table:table-cell table:style-name="ce8" office:value-type="float" office:value="35" calcext:value-type="float">
            <text:p>35</text:p>
          </table:table-cell>
          <table:table-cell table:style-name="ce21" office:value-type="string" calcext:value-type="string">
            <text:p>房产估价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房产估价</text:p>
          </table:table-cell>
          <table:table-cell/>
          <table:table-cell table:style-name="ce43" table:number-columns-repeated="1012"/>
        </table:table-row>
        <table:table-row table:style-name="ro5">
          <table:table-cell table:style-name="ce7"/>
          <table:table-cell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895" calcext:value-type="float">
            <text:p>1895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940" calcext:value-type="float">
            <text:p>1940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估价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37" calcext:value-type="float">
            <text:p>37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842" calcext:value-type="float">
            <text:p>1842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884" calcext:value-type="float">
            <text:p>1884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估价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8"/>
          <table:table-cell table:style-name="ce8" office:value-type="float" office:value="38" calcext:value-type="float">
            <text:p>38</text:p>
          </table:table-cell>
          <table:table-cell table:style-name="ce21" office:value-type="string" calcext:value-type="string">
            <text:p>数字证书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数字证书</text:p>
          </table:table-cell>
          <table:table-cell/>
          <table:table-cell table:style-name="ce43" table:number-columns-repeated="1012"/>
        </table:table-row>
        <table:table-row table:style-name="ro5">
          <table:table-cell table:style-name="ce7"/>
          <table:table-cell office:value-type="float" office:value="39" calcext:value-type="float">
            <text:p>39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787" calcext:value-type="float">
            <text:p>1787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830" calcext:value-type="float">
            <text:p>1830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数字证书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40" calcext:value-type="float">
            <text:p>40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732" calcext:value-type="float">
            <text:p>1732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777" calcext:value-type="float">
            <text:p>1777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数字证书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8"/>
          <table:table-cell table:style-name="ce8" office:value-type="float" office:value="41" calcext:value-type="float">
            <text:p>41</text:p>
          </table:table-cell>
          <table:table-cell table:style-name="ce21" office:value-type="string" calcext:value-type="string">
            <text:p>房产交易中心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房产交易中心</text:p>
          </table:table-cell>
          <table:table-cell/>
          <table:table-cell table:style-name="ce43" table:number-columns-repeated="1012"/>
        </table:table-row>
        <table:table-row table:style-name="ro5">
          <table:table-cell table:style-name="ce7"/>
          <table:table-cell office:value-type="float" office:value="42" calcext:value-type="float">
            <text:p>42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328" calcext:value-type="float">
            <text:p>1328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374" calcext:value-type="float">
            <text:p>1374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43" calcext:value-type="float">
            <text:p>43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266" calcext:value-type="float">
            <text:p>1266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318" calcext:value-type="float">
            <text:p>1318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44" calcext:value-type="float">
            <text:p>44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208" calcext:value-type="float">
            <text:p>1208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258" calcext:value-type="float">
            <text:p>1258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45" calcext:value-type="float">
            <text:p>45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148" calcext:value-type="float">
            <text:p>1148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198" calcext:value-type="float">
            <text:p>1198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46" calcext:value-type="float">
            <text:p>46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090" calcext:value-type="float">
            <text:p>1090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140" calcext:value-type="float">
            <text:p>1140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47" calcext:value-type="float">
            <text:p>47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1030" calcext:value-type="float">
            <text:p>1030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080" calcext:value-type="float">
            <text:p>1080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48" calcext:value-type="float">
            <text:p>4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976" calcext:value-type="float">
            <text:p>976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1022" calcext:value-type="float">
            <text:p>1022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49" calcext:value-type="float">
            <text:p>49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916" calcext:value-type="float">
            <text:p>916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964" calcext:value-type="float">
            <text:p>964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0" calcext:value-type="float">
            <text:p>5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906" calcext:value-type="float">
            <text:p>906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1" calcext:value-type="float">
            <text:p>51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848" calcext:value-type="float">
            <text:p>848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2" calcext:value-type="float">
            <text:p>52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742" calcext:value-type="float">
            <text:p>742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788" calcext:value-type="float">
            <text:p>788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3" calcext:value-type="float">
            <text:p>53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86" calcext:value-type="float">
            <text:p>686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726" calcext:value-type="float">
            <text:p>726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4" calcext:value-type="float">
            <text:p>54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468" calcext:value-type="float">
            <text:p>468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508" calcext:value-type="float">
            <text:p>508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5" calcext:value-type="float">
            <text:p>55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522" calcext:value-type="float">
            <text:p>522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562" calcext:value-type="float">
            <text:p>562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6" calcext:value-type="float">
            <text:p>56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576" calcext:value-type="float">
            <text:p>576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622" calcext:value-type="float">
            <text:p>622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7" calcext:value-type="float">
            <text:p>57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634" calcext:value-type="float">
            <text:p>634</text:p>
          </table:table-cell>
          <table:table-cell table:number-columns-repeated="2" table:style-name="ce22" office:value-type="float" office:value="676" calcext:value-type="float">
            <text:p>676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8" calcext:value-type="float">
            <text:p>58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732" calcext:value-type="float">
            <text:p>732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59" calcext:value-type="float">
            <text:p>59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744" calcext:value-type="float">
            <text:p>744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788" calcext:value-type="float">
            <text:p>788</text:p>
          </table:table-cell>
          <table:table-cell table:style-name="ce22" office:value-type="string" calcext:value-type="string">
            <text:p>房产交易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8"/>
          <table:table-cell table:style-name="ce8" office:value-type="float" office:value="60" calcext:value-type="float">
            <text:p>60</text:p>
          </table:table-cell>
          <table:table-cell table:style-name="ce21" office:value-type="string" calcext:value-type="string">
            <text:p>住房信息中心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住房信息中心</text:p>
          </table:table-cell>
          <table:table-cell/>
          <table:table-cell table:style-name="ce43" table:number-columns-repeated="1012"/>
        </table:table-row>
        <table:table-row table:style-name="ro5">
          <table:table-cell table:style-name="ce7"/>
          <table:table-cell office:value-type="float" office:value="61" calcext:value-type="float">
            <text:p>61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840" calcext:value-type="float">
            <text:p>840</text:p>
          </table:table-cell>
          <table:table-cell table:style-name="ce22" office:value-type="string" calcext:value-type="string">
            <text:p>住房信息中心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9"/>
          <table:table-cell table:style-name="ce9" office:value-type="float" office:value="62" calcext:value-type="float">
            <text:p>62</text:p>
          </table:table-cell>
          <table:table-cell table:style-name="ce23" office:value-type="string" calcext:value-type="string">
            <text:p>车辆购置税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3" office:value-type="string" calcext:value-type="string">
            <text:p>车辆购置税</text:p>
          </table:table-cell>
          <table:table-cell table:style-name="ce39" table:number-columns-repeated="1013"/>
        </table:table-row>
        <table:table-row table:style-name="ro5">
          <table:table-cell table:style-name="ce7"/>
          <table:table-cell office:value-type="float" office:value="63" calcext:value-type="float">
            <text:p>6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856" calcext:value-type="float">
            <text:p>856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896" calcext:value-type="float">
            <text:p>896</text:p>
          </table:table-cell>
          <table:table-cell table:style-name="ce22" office:value-type="string" calcext:value-type="string">
            <text:p>车辆购置税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9"/>
          <table:table-cell table:style-name="ce9" office:value-type="float" office:value="64" calcext:value-type="float">
            <text:p>64</text:p>
          </table:table-cell>
          <table:table-cell table:style-name="ce23" office:value-type="string" calcext:value-type="string">
            <text:p>房地产征税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L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3" office:value-type="string" calcext:value-type="string">
            <text:p>房地产征税</text:p>
          </table:table-cell>
          <table:table-cell table:style-name="ce39" table:number-columns-repeated="1013"/>
        </table:table-row>
        <table:table-row table:style-name="ro5">
          <table:table-cell table:style-name="ce7"/>
          <table:table-cell office:value-type="float" office:value="65" calcext:value-type="float">
            <text:p>65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908" calcext:value-type="float">
            <text:p>908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office:value-type="string" calcext:value-type="string">
            <text:p>房地产征税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66" calcext:value-type="float">
            <text:p>66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964" calcext:value-type="float">
            <text:p>964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1006" calcext:value-type="float">
            <text:p>1006</text:p>
          </table:table-cell>
          <table:table-cell table:style-name="ce22" office:value-type="string" calcext:value-type="string">
            <text:p>房地产征税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67" calcext:value-type="float">
            <text:p>67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1020" calcext:value-type="float">
            <text:p>1020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1062" calcext:value-type="float">
            <text:p>1062</text:p>
          </table:table-cell>
          <table:table-cell table:style-name="ce22" office:value-type="string" calcext:value-type="string">
            <text:p>房地产征税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68" calcext:value-type="float">
            <text:p>68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1074" calcext:value-type="float">
            <text:p>1074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1120" calcext:value-type="float">
            <text:p>1120</text:p>
          </table:table-cell>
          <table:table-cell table:style-name="ce22" office:value-type="string" calcext:value-type="string">
            <text:p>房地产征税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69" calcext:value-type="float">
            <text:p>69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1134" calcext:value-type="float">
            <text:p>1134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1178" calcext:value-type="float">
            <text:p>1178</text:p>
          </table:table-cell>
          <table:table-cell table:style-name="ce22" office:value-type="string" calcext:value-type="string">
            <text:p>房地产征税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70" calcext:value-type="float">
            <text:p>7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1188" calcext:value-type="float">
            <text:p>1188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1234" calcext:value-type="float">
            <text:p>1234</text:p>
          </table:table-cell>
          <table:table-cell table:style-name="ce22" office:value-type="string" calcext:value-type="string">
            <text:p>房地产征税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71" calcext:value-type="float">
            <text:p>71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1246" calcext:value-type="float">
            <text:p>1246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1290" calcext:value-type="float">
            <text:p>1290</text:p>
          </table:table-cell>
          <table:table-cell table:style-name="ce22" office:value-type="string" calcext:value-type="string">
            <text:p>房地产征税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7"/>
          <table:table-cell office:value-type="float" office:value="72" calcext:value-type="float">
            <text:p>72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1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1304" calcext:value-type="float">
            <text:p>1304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1348" calcext:value-type="float">
            <text:p>1348</text:p>
          </table:table-cell>
          <table:table-cell table:style-name="ce22" office:value-type="string" calcext:value-type="string">
            <text:p>房地产征税</text:p>
          </table:table-cell>
          <table:table-cell/>
          <table:table-cell table:style-name="ce32" table:number-columns-repeated="1012"/>
        </table:table-row>
        <table:table-row table:style-name="ro5">
          <table:table-cell table:style-name="ce10"/>
          <table:table-cell table:style-name="ce10" office:value-type="float" office:value="73" calcext:value-type="float">
            <text:p>73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L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房地产征税</text:p>
          </table:table-cell>
          <table:table-cell table:style-name="ce40" table:number-columns-repeated="1013"/>
        </table:table-row>
        <table:table-row table:style-name="ro5" table:number-rows-repeated="5">
          <table:table-cell table:style-name="ce11" table:number-columns-repeated="2"/>
          <table:table-cell table:style-name="ce25" table:number-columns-repeated="9"/>
          <table:table-cell table:style-name="ce41" table:number-columns-repeated="1013"/>
        </table:table-row>
        <table:table-row table:style-name="ro5" table:number-rows-repeated="2">
          <table:table-cell table:style-name="ce12"/>
          <table:table-cell table:style-name="ce11"/>
          <table:table-cell table:style-name="ce26" table:number-columns-repeated="2"/>
          <table:table-cell table:style-name="ce25" table:number-columns-repeated="2"/>
          <table:table-cell table:style-name="ce26" table:number-columns-repeated="5"/>
          <table:table-cell table:style-name="ce41"/>
          <table:table-cell table:style-name="ce44" table:number-columns-repeated="1012"/>
        </table:table-row>
        <table:table-row table:style-name="ro5" table:number-rows-repeated="9">
          <table:table-cell table:style-name="ce12"/>
          <table:table-cell table:style-name="ce11"/>
          <table:table-cell table:style-name="ce26" table:number-columns-repeated="2"/>
          <table:table-cell table:style-name="ce25"/>
          <table:table-cell table:style-name="ce26" table:number-columns-repeated="6"/>
          <table:table-cell table:style-name="ce41"/>
          <table:table-cell table:style-name="ce44" table:number-columns-repeated="1012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HeitiSC-Light" svg:font-family="STHeitiSC-Light"/>
    <style:font-face style:name="宋体" svg:font-family="宋体"/>
    <style:font-face style:name="F" svg:font-family="" style:font-family-generic="roman"/>
    <style:font-face style:name="F1" svg:font-family="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9P2" style:volatile="true">
      <number:text> ￥</number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071cm" style:rotation-align="none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00／00／00</text:date>, <text:time style:data-style-name="N2" text:time-value="11:35:07.09413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1</meta:initial-creator>
    <meta:creation-date>2015-04-08T00:32:57</meta:creation-date>
    <dc:date>2015-04-08T18:37:42.011826000</dc:date>
    <meta:editing-duration>PT5H11M23S</meta:editing-duration>
    <meta:editing-cycles>69</meta:editing-cycles>
    <meta:generator>LibreOffice/4.3.2.2$MacOSX_X86_64 LibreOffice_project/edfb5295ba211bd31ad47d0bad0118690f76407d</meta:generator>
    <meta:document-statistic meta:table-count="3" meta:cell-count="761" meta:object-count="0"/>
  </office:meta>
</office:document-meta>
</file>